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2690000013145689BC3.svm" manifest:media-type=""/>
  <manifest:file-entry manifest:full-path="Pictures/200000020000023F000002014D657183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3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554cm" svg:height="4.063cm" svg:x="4.232cm" svg:y="0.769cm">
          <draw:image xlink:href="Pictures/200000020000023F000002014D657183.eps" xlink:type="simple" xlink:show="embed" xlink:actuate="onLoad">
            <text:p/>
          </draw:image>
        </draw:frame>
        <draw:frame draw:style-name="gr2" draw:text-style-name="P1" draw:layer="layout" svg:width="0.862cm" svg:height="0.426cm" svg:x="7.626cm" svg:y="0.292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862cm" svg:height="0.426cm" svg:x="4.748cm" svg:y="0.29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91cm" svg:height="0.301cm" svg:x="6.904cm" svg:y="2.263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07cm" svg:height="0.301cm" svg:x="8.637cm" svg:y="2.247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91cm" svg:height="0.301cm" svg:x="7.169cm" svg:y="4.024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07cm" svg:height="0.301cm" svg:x="8.575cm" svg:y="4.173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91cm" svg:height="0.301cm" svg:x="6.356cm" svg:y="2.639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07cm" svg:height="0.301cm" svg:x="5.656cm" svg:y="1.491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91cm" svg:height="0.301cm" svg:x="4.147cm" svg:y="3.812cm">
          <draw:image xlink:href="Pictures/2000000100000118000000D851DC808A.svm" xlink:type="simple" xlink:show="embed" xlink:actuate="onLoad">
            <text:p/>
          </draw:image>
        </draw:frame>
        <draw:frame draw:style-name="gr5" draw:layer="layout" svg:width="0.748cm" svg:height="0.729cm" svg:x="8.404cm" svg:y="3.565cm">
          <draw:text-box>
            <text:p>+</text:p>
          </draw:text-box>
        </draw:frame>
        <draw:frame draw:style-name="gr5" draw:layer="layout" svg:width="0.642cm" svg:height="0.729cm" svg:x="8.457cm" svg:y="4.251cm">
          <draw:text-box>
            <text:p>-</text:p>
          </draw:text-box>
        </draw:frame>
        <draw:frame draw:style-name="gr4" draw:text-style-name="P1" draw:layer="layout" svg:width="0.407cm" svg:height="0.301cm" svg:x="6.367cm" svg:y="3.808cm">
          <draw:image xlink:href="Pictures/2000000100000124000000D8A19DD694.svm" xlink:type="simple" xlink:show="embed" xlink:actuate="onLoad">
            <text:p/>
          </draw:image>
        </draw:frame>
        <draw:frame draw:style-name="gr5" draw:layer="layout" svg:width="0.748cm" svg:height="0.729cm" svg:x="6.196cm" svg:y="3.2cm">
          <draw:text-box>
            <text:p>+</text:p>
          </draw:text-box>
        </draw:frame>
        <draw:frame draw:style-name="gr6" draw:layer="layout" svg:width="0.642cm" svg:height="0.729cm" svg:x="6.265cm" svg:y="3.886cm">
          <draw:text-box>
            <text:p>-</text:p>
          </draw:text-box>
        </draw:frame>
        <draw:frame draw:style-name="gr5" draw:text-style-name="P2" draw:layer="layout" svg:width="2.598cm" svg:height="0.848cm" svg:x="0.358cm" svg:y="0.869cm">
          <draw:text-box>
            <text:p text:style-name="P2"><text:span text:style-name="T1">بیس مشترک ایمپلیفائر</text:span></text:p>
          </draw:text-box>
        </draw:frame>
        <draw:frame draw:style-name="gr5" draw:text-style-name="P2" draw:layer="layout" svg:width="2.64cm" svg:height="0.848cm" svg:x="8.864cm" svg:y="0.699cm">
          <draw:text-box>
            <text:p text:style-name="P2"><text:span text:style-name="T1">کلکٹر مشترک ایمپلیفائر</text:span></text:p>
          </draw:text-box>
        </draw:frame>
        <draw:frame draw:style-name="gr5" draw:text-style-name="P3" draw:layer="layout" svg:width="0.869cm" svg:height="0.916cm" svg:x="10.772cm" svg:y="3.911cm">
          <draw:text-box>
            <text:p text:style-name="P3"><text:span text:style-name="T2">(</text:span><text:span text:style-name="T2">ا</text:span><text:span text:style-name="T2">)</text:span></text:p>
          </draw:text-box>
        </draw:frame>
        <draw:frame draw:style-name="gr5" draw:text-style-name="P3" draw:layer="layout" svg:width="1.132cm" svg:height="0.916cm" svg:x="1.909cm" svg:y="3.911cm">
          <draw:text-box>
            <text:p text:style-name="P3"><text:span text:style-name="T2">(</text:span><text:span text:style-name="T2">ب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09:29:06</meta:creation-date>
    <meta:editing-duration>PT11M15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9:48:30.374402971</dc:date>
    <meta:document-statistic meta:object-count="19"/>
    <meta:template xlink:type="simple" xlink:actuate="onRequest" xlink:title="kkkFigures" xlink:href="../../../../.libreoffice/3/user/template/kkkFigures.otg" meta:date="2014-02-17T09:29:05"/>
  </office:meta>
</office:document-meta>
</file>